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9000000BE0C6FE66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.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011cm" svg:height="4.431cm" draw:z-index="0"><draw:image xlink:href="Pictures/1000000000000109000000BE0C6FE66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iyanka </meta:initial-creator>
    <meta:creation-date>2013-11-12T13:00:00</meta:creation-date>
    <dc:date>2013-11-12T13:02:23</dc:date>
    <dc:creator>priyanka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